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297.2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js-essential-training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5" table:default-cell-style-name="ce12"/>
        <table:table-column table:style-name="co5" table:number-columns-repeated="2" table:default-cell-style-name="ce14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ub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watched</text:p>
          </table:table-cell>
          <table:table-cell table:style-name="ce1" office:value-type="string" calcext:value-type="string">
            <text:p>scanned notes</text:p>
          </table:table-cell>
          <table:table-cell table:style-name="ce1" office:value-type="string" calcext:value-type="string">
            <text:p>uploaded notes to wi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23"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JavaScript Essential Training</text:p>
          </table:table-cell>
          <table:table-cell table:style-name="ce10" table:formula="of:=SUM([.D5];[.D9];[.D13];[.D22];[.D28];[.D31];[.D35];[.D40];[.D44];[.D48];[.D52];[.D56];[.D61];[.D65];[.D70];[.D74])" office:value-type="time" office:time-value="PT05H31M15S" calcext:value-type="time">
            <text:p>05:31:15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7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6"/>
          <table:table-cell table:style-name="ce8" office:value-type="string" calcext:value-type="string">
            <text:p>Introduction</text:p>
          </table:table-cell>
          <table:table-cell table:style-name="ce11" table:formula="of:=SUM([.D6:.D8])" office:value-type="time" office:time-value="PT00H03M28S" calcext:value-type="time">
            <text:p>00:03:28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6" table:number-columns-repeated="2"/>
          <table:table-cell table:style-name="ce8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office:value-type="time" office:time-value="PT00H01M01S" calcext:value-type="time">
            <text:p>00:01:0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hat you should know</text:p>
          </table:table-cell>
          <table:table-cell office:value-type="time" office:time-value="PT00H01M44S" calcext:value-type="time">
            <text:p>00:01:44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ing the exercise files</text:p>
          </table:table-cell>
          <table:table-cell office:value-type="time" office:time-value="PT00H00M43S" calcext:value-type="time">
            <text:p>00:00:43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>
            <text:p>Getting Started</text:p>
          </table:table-cell>
          <table:table-cell table:style-name="ce11" table:formula="of:=SUM([.D10:.D12])" office:value-type="time" office:time-value="PT00H15M41S" calcext:value-type="time">
            <text:p>00:15:41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6" table:number-columns-repeated="2"/>
          <table:table-cell table:style-name="ce8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roduction to JavaScript</text:p>
          </table:table-cell>
          <table:table-cell office:value-type="time" office:time-value="PT00H08M06S" calcext:value-type="time">
            <text:p>00:08:06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ing your first JavaScript</text:p>
          </table:table-cell>
          <table:table-cell office:value-type="time" office:time-value="PT00H02M13S" calcext:value-type="time">
            <text:p>00:02:13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etting to know the tools and applications</text:p>
          </table:table-cell>
          <table:table-cell office:value-type="time" office:time-value="PT00H05M22S" calcext:value-type="time">
            <text:p>00:05:22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8" office:value-type="string" calcext:value-type="string">
            <text:p>Core JavaScript Syntax</text:p>
          </table:table-cell>
          <table:table-cell table:style-name="ce11" table:formula="of:=SUM([.D14:.D21])" office:value-type="time" office:time-value="PT00H56M08S" calcext:value-type="time">
            <text:p>00:56:08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6" table:number-columns-repeated="2"/>
          <table:table-cell table:style-name="ce8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derstanding the structure of JavaScript code</text:p>
          </table:table-cell>
          <table:table-cell office:value-type="time" office:time-value="PT00H07M09S" calcext:value-type="time">
            <text:p>00:07:09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here to write your JavaScript</text:p>
          </table:table-cell>
          <table:table-cell office:value-type="time" office:time-value="PT00H03M56S" calcext:value-type="time">
            <text:p>00:03:56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eating variables</text:p>
          </table:table-cell>
          <table:table-cell office:value-type="time" office:time-value="PT00H06M21S" calcext:value-type="time">
            <text:p>00:06:2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orking with conditional code</text:p>
          </table:table-cell>
          <table:table-cell office:value-type="time" office:time-value="PT00H05M44S" calcext:value-type="time">
            <text:p>00:05:44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orking with operators</text:p>
          </table:table-cell>
          <table:table-cell office:value-type="time" office:time-value="PT00H13M28S" calcext:value-type="time">
            <text:p>00:13:28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nding messages to the console</text:p>
          </table:table-cell>
          <table:table-cell office:value-type="time" office:time-value="PT00H02M59S" calcext:value-type="time">
            <text:p>00:02:59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orking with loops</text:p>
          </table:table-cell>
          <table:table-cell office:value-type="time" office:time-value="PT00H08M01S" calcext:value-type="time">
            <text:p>00:08:0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eating functions</text:p>
          </table:table-cell>
          <table:table-cell office:value-type="time" office:time-value="PT00H08M30S" calcext:value-type="time">
            <text:p>00:08:30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8" office:value-type="string" calcext:value-type="string">
            <text:p>Types and Objects</text:p>
          </table:table-cell>
          <table:table-cell table:style-name="ce11" table:formula="of:=SUM([.D23:.D27])" office:value-type="time" office:time-value="PT00H36M13S" calcext:value-type="time">
            <text:p>00:36:13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6" table:number-columns-repeated="2"/>
          <table:table-cell table:style-name="ce8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king with arrays</text:p>
          </table:table-cell>
          <table:table-cell office:value-type="time" office:time-value="PT00H07M57S" calcext:value-type="time">
            <text:p>00:07:57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orking with numbers</text:p>
          </table:table-cell>
          <table:table-cell office:value-type="time" office:time-value="PT00H06M13S" calcext:value-type="time">
            <text:p>00:06:13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orking with strings</text:p>
          </table:table-cell>
          <table:table-cell office:value-type="time" office:time-value="PT00H08M27S" calcext:value-type="time">
            <text:p>00:08:27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orking with dates</text:p>
          </table:table-cell>
          <table:table-cell office:value-type="time" office:time-value="PT00H05M38S" calcext:value-type="time">
            <text:p>00:05:38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orking with objects</text:p>
          </table:table-cell>
          <table:table-cell office:value-type="time" office:time-value="PT00H07M58S" calcext:value-type="time">
            <text:p>00:07:58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8" office:value-type="string" calcext:value-type="string">
            <text:p>Understanding the Document Object Model</text:p>
          </table:table-cell>
          <table:table-cell table:style-name="ce11" table:formula="of:=SUM([.D29:.D30])" office:value-type="time" office:time-value="PT00H09M06S" calcext:value-type="time">
            <text:p>00:09:06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6" table:number-columns-repeated="2"/>
          <table:table-cell table:style-name="ce8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at is the DOM?</text:p>
          </table:table-cell>
          <table:table-cell office:value-type="time" office:time-value="PT00H05M49S" calcext:value-type="time">
            <text:p>00:05:49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orking with nodes and elements</text:p>
          </table:table-cell>
          <table:table-cell office:value-type="time" office:time-value="PT00H03M17S" calcext:value-type="time">
            <text:p>00:03:17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8" office:value-type="string" calcext:value-type="string">
            <text:p>Working with the Document Object Model</text:p>
          </table:table-cell>
          <table:table-cell table:style-name="ce11" table:formula="of:=SUM([.D32:.D34])" office:value-type="time" office:time-value="PT00H25M17S" calcext:value-type="time">
            <text:p>00:25:17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6" table:number-columns-repeated="2"/>
          <table:table-cell table:style-name="ce8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ccessing DOM elements</text:p>
          </table:table-cell>
          <table:table-cell office:value-type="time" office:time-value="PT00H11M03S" calcext:value-type="time">
            <text:p>00:11:03</text:p>
          </table:table-cell>
          <table:table-cell table:formula="of:=SUM([.D5];[.D9];[.D13];[.D22];[.D28];[.D32])" office:value-type="time" office:time-value="PT02H11M39S" calcext:value-type="time">
            <text:p>02:11:39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anging DOM elements</text:p>
          </table:table-cell>
          <table:table-cell office:value-type="time" office:time-value="PT00H05M42S" calcext:value-type="time">
            <text:p>00:05:4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eating DOM elements</text:p>
          </table:table-cell>
          <table:table-cell office:value-type="time" office:time-value="PT00H08M32S" calcext:value-type="time">
            <text:p>00:08:3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8" office:value-type="string" calcext:value-type="string">
            <text:p>Working with Events and Event Listeners</text:p>
          </table:table-cell>
          <table:table-cell table:style-name="ce11" table:formula="of:=SUM([.D36:.D39])" office:value-type="time" office:time-value="PT00H24M45S" calcext:value-type="time">
            <text:p>00:24:45</text:p>
          </table:table-cell>
          <table:table-cell table:style-name="ce11"/>
          <table:table-cell table:number-columns-repeated="2" office:value-type="string" calcext:value-type="string">
            <text:p>x</text:p>
          </table:table-cell>
          <table:table-cell table:style-name="ce16"/>
          <table:table-cell table:style-name="ce8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roduction to JavaScript event handling</text:p>
          </table:table-cell>
          <table:table-cell office:value-type="time" office:time-value="PT00H08M16S" calcext:value-type="time">
            <text:p>00:08:1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orking with onClick and onLoad events</text:p>
          </table:table-cell>
          <table:table-cell office:value-type="time" office:time-value="PT00H07M36S" calcext:value-type="time">
            <text:p>00:07:3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orking with onBlur and onFocus events</text:p>
          </table:table-cell>
          <table:table-cell office:value-type="time" office:time-value="PT00H02M36S" calcext:value-type="time">
            <text:p>00:02:3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orking with timers</text:p>
          </table:table-cell>
          <table:table-cell office:value-type="time" office:time-value="PT00H06M17S" calcext:value-type="time">
            <text:p>00:06:17</text:p>
          </table:table-cell>
          <table:table-cell table:formula="of:=SUM([.D33:.D35])" office:value-type="time" office:time-value="PT00H38M59S" calcext:value-type="time">
            <text:p>00:38:5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8" office:value-type="string" calcext:value-type="string">
            <text:p>Debugging JavaScript</text:p>
          </table:table-cell>
          <table:table-cell table:style-name="ce11" table:formula="of:=SUM([.D41:.D43])" office:value-type="time" office:time-value="PT00H21M41S" calcext:value-type="time">
            <text:p>00:21:41</text:p>
          </table:table-cell>
          <table:table-cell table:style-name="ce11"/>
          <table:table-cell office:value-type="string" calcext:value-type="string">
            <text:p>x</text:p>
          </table:table-cell>
          <table:table-cell/>
          <table:table-cell table:style-name="ce16"/>
          <table:table-cell table:style-name="ce8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mon JavaScript errors</text:p>
          </table:table-cell>
          <table:table-cell office:value-type="time" office:time-value="PT00H07M14S" calcext:value-type="time">
            <text:p>00:07:14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ing Firebug</text:p>
          </table:table-cell>
          <table:table-cell office:value-type="time" office:time-value="PT00H04M07S" calcext:value-type="time">
            <text:p>00:04:07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oing through a debugging session</text:p>
          </table:table-cell>
          <table:table-cell office:value-type="time" office:time-value="PT00H10M20S" calcext:value-type="time">
            <text:p>00:10:20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8" office:value-type="string" calcext:value-type="string">
            <text:p>Building Smarter Forms</text:p>
          </table:table-cell>
          <table:table-cell table:style-name="ce11" table:formula="of:=SUM([.D45:.D47])" office:value-type="time" office:time-value="PT00H10M13S" calcext:value-type="time">
            <text:p>00:10:13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6" table:number-columns-repeated="2"/>
          <table:table-cell table:style-name="ce8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ccessing form elements</text:p>
          </table:table-cell>
          <table:table-cell office:value-type="time" office:time-value="PT00H04M20S" calcext:value-type="time">
            <text:p>00:04:20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venting a form from being submitted</text:p>
          </table:table-cell>
          <table:table-cell office:value-type="time" office:time-value="PT00H02M36S" calcext:value-type="time">
            <text:p>00:02:36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ding and showing form sections</text:p>
          </table:table-cell>
          <table:table-cell office:value-type="time" office:time-value="PT00H03M17S" calcext:value-type="time">
            <text:p>00:03:17</text:p>
          </table:table-cell>
          <table:table-cell table:formula="of:=SUM([.D44];[.D40])" office:value-type="time" office:time-value="PT00H31M54S" calcext:value-type="time">
            <text:p>00:31:5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8" office:value-type="string" calcext:value-type="string">
            <text:p>UI Enhancement</text:p>
          </table:table-cell>
          <table:table-cell table:style-name="ce11" table:formula="of:=SUM([.D49:.D51])" office:value-type="time" office:time-value="PT00H09M49S" calcext:value-type="time">
            <text:p>00:09:49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6" table:number-columns-repeated="2"/>
          <table:table-cell table:style-name="ce8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SS and JavaScript</text:p>
          </table:table-cell>
          <table:table-cell office:value-type="time" office:time-value="PT00H03M46S" calcext:value-type="time">
            <text:p>00:03:46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moving and applying CSS classes</text:p>
          </table:table-cell>
          <table:table-cell office:value-type="time" office:time-value="PT00H02M16S" calcext:value-type="time">
            <text:p>00:02:16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anging inline styles</text:p>
          </table:table-cell>
          <table:table-cell office:value-type="time" office:time-value="PT00H03M47S" calcext:value-type="time">
            <text:p>00:03:47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8" office:value-type="string" calcext:value-type="string">
            <text:p>JavaScript Best Practices</text:p>
          </table:table-cell>
          <table:table-cell table:style-name="ce11" table:formula="of:=SUM([.D53:.D55])" office:value-type="time" office:time-value="PT00H19M44S" calcext:value-type="time">
            <text:p>00:19:44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6" table:number-columns-repeated="2"/>
          <table:table-cell table:style-name="ce8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derstanding JavaScript style</text:p>
          </table:table-cell>
          <table:table-cell office:value-type="time" office:time-value="PT00H07M39S" calcext:value-type="time">
            <text:p>00:07:39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nifying your code</text:p>
          </table:table-cell>
          <table:table-cell office:value-type="time" office:time-value="PT00H04M28S" calcext:value-type="time">
            <text:p>00:04:28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ing JavaScript code checkers</text:p>
          </table:table-cell>
          <table:table-cell office:value-type="time" office:time-value="PT00H07M37S" calcext:value-type="time">
            <text:p>00:07:37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8" office:value-type="string" calcext:value-type="string">
            <text:p>JavaScript Libraries</text:p>
          </table:table-cell>
          <table:table-cell table:style-name="ce11" table:formula="of:=SUM([.D57:.D60])" office:value-type="time" office:time-value="PT00H22M24S" calcext:value-type="time">
            <text:p>00:22:24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6" table:number-columns-repeated="2"/>
          <table:table-cell table:style-name="ce8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roduction to JavaScript libraries</text:p>
          </table:table-cell>
          <table:table-cell office:value-type="time" office:time-value="PT00H03M17S" calcext:value-type="time">
            <text:p>00:03:17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nking to multiple JavaScript files</text:p>
          </table:table-cell>
          <table:table-cell office:value-type="time" office:time-value="PT00H02M11S" calcext:value-type="time">
            <text:p>00:02:1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roduction to jQuery</text:p>
          </table:table-cell>
          <table:table-cell office:value-type="time" office:time-value="PT00H12M07S" calcext:value-type="time">
            <text:p>00:12:07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ing a content distribution network to deliver JavaScript files</text:p>
          </table:table-cell>
          <table:table-cell office:value-type="time" office:time-value="PT00H04M49S" calcext:value-type="time">
            <text:p>00:04:49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8" office:value-type="string" calcext:value-type="string">
            <text:p>JavaScript and HTML5</text:p>
          </table:table-cell>
          <table:table-cell table:style-name="ce11" table:formula="of:=SUM([.D62:.D64])" office:value-type="time" office:time-value="PT00H17M35S" calcext:value-type="time">
            <text:p>00:17:35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6" table:number-columns-repeated="2"/>
          <table:table-cell table:style-name="ce8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vaScript in HTML5</text:p>
          </table:table-cell>
          <table:table-cell office:value-type="time" office:time-value="PT00H09M37S" calcext:value-type="time">
            <text:p>00:09:37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ing Modernizr</text:p>
          </table:table-cell>
          <table:table-cell office:value-type="time" office:time-value="PT00H03M02S" calcext:value-type="time">
            <text:p>00:03:02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ing Strict Mode</text:p>
          </table:table-cell>
          <table:table-cell office:value-type="time" office:time-value="PT00H04M56S" calcext:value-type="time">
            <text:p>00:04:56</text:p>
          </table:table-cell>
          <table:table-cell table:formula="of:=SUM([.D61];[.D56];[.D52])" office:value-type="time" office:time-value="PT00H59M43S" calcext:value-type="time">
            <text:p>00:59:43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8" office:value-type="string" calcext:value-type="string">
            <text:p>Advanced JavaScript Features</text:p>
          </table:table-cell>
          <table:table-cell table:style-name="ce11" table:formula="of:=SUM([.D66:.D69])" office:value-type="time" office:time-value="PT00H33M03S" calcext:value-type="time">
            <text:p>00:33:03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6" table:number-columns-repeated="2"/>
          <table:table-cell table:style-name="ce8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nowing the JavaScript to avoid</text:p>
          </table:table-cell>
          <table:table-cell office:value-type="time" office:time-value="PT00H06M35S" calcext:value-type="time">
            <text:p>00:06:35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roduction to regular expressions</text:p>
          </table:table-cell>
          <table:table-cell office:value-type="time" office:time-value="PT00H06M56S" calcext:value-type="time">
            <text:p>00:06:56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orking with AJAX</text:p>
          </table:table-cell>
          <table:table-cell office:value-type="time" office:time-value="PT00H10M44S" calcext:value-type="time">
            <text:p>00:10:44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orking with objects and prototypes</text:p>
          </table:table-cell>
          <table:table-cell office:value-type="time" office:time-value="PT00H08M48S" calcext:value-type="time">
            <text:p>00:08:48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8" office:value-type="string" calcext:value-type="string">
            <text:p>Putting It All Together</text:p>
          </table:table-cell>
          <table:table-cell table:style-name="ce11" table:formula="of:=SUM([.D71:.D73])" office:value-type="time" office:time-value="PT00H21M10S" calcext:value-type="time">
            <text:p>00:21:10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6" table:number-columns-repeated="2"/>
          <table:table-cell table:style-name="ce8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ample: Countdown</text:p>
          </table:table-cell>
          <table:table-cell office:value-type="time" office:time-value="PT00H08M03S" calcext:value-type="time">
            <text:p>00:08:03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ample: Resize</text:p>
          </table:table-cell>
          <table:table-cell office:value-type="time" office:time-value="PT00H05M47S" calcext:value-type="time">
            <text:p>00:05:47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ample: Accordion</text:p>
          </table:table-cell>
          <table:table-cell office:value-type="time" office:time-value="PT00H07M20S" calcext:value-type="time">
            <text:p>00:07:20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6"/>
          <table:table-cell table:style-name="ce8" office:value-type="string" calcext:value-type="string">
            <text:p>Conclusion</text:p>
          </table:table-cell>
          <table:table-cell table:style-name="ce11" table:formula="of:=SUM([.D75:.D76])" office:value-type="time" office:time-value="PT00H04M58S" calcext:value-type="time">
            <text:p>00:04:58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6" table:number-columns-repeated="2"/>
          <table:table-cell table:style-name="ce8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ere to go from here</text:p>
          </table:table-cell>
          <table:table-cell office:value-type="time" office:time-value="PT00H04M00S" calcext:value-type="time">
            <text:p>00:04:00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odbye</text:p>
          </table:table-cell>
          <table:table-cell office:value-type="time" office:time-value="PT00H00M58S" calcext:value-type="time">
            <text:p>00:00:58</text:p>
          </table:table-cell>
          <table:table-cell table:formula="of:=SUM([.D65];[.D70];[.D74])" office:value-type="time" office:time-value="PT00H59M11S" calcext:value-type="time">
            <text:p>00:59:1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6:15:58.762876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3T17:53:28.997290552</dc:date>
    <meta:editing-duration>PT7H57M49S</meta:editing-duration>
    <meta:editing-cycles>12</meta:editing-cycles>
    <meta:generator>LibreOffice/5.1.4.2$Linux_X86_64 LibreOffice_project/10m0$Build-2</meta:generator>
    <meta:document-statistic meta:table-count="1" meta:cell-count="311" meta:object-count="0"/>
  </office:meta>
</office:document-meta>
</file>